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background-color="transparent"/>
    </style:style>
    <style:style style:name="T5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6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3cm" svg:height="0.87cm" draw:z-index="0"><draw:image xlink:href="../../odt_eng/images/0172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Read out lines from file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5">in </text:span></text:span><text:span text:style-name="Основной_20_шрифт_20_абзаца"><text:span text:style-name="T6">palette</text:span></text:span></text:p>
          </table:table-cell>
          <table:table-cell table:style-name="Table1.B1" office:value-type="string">
            <text:p text:style-name="P3">| vectorized |</text:p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1.51cm" svg:height="1.27cm" draw:z-index="0"><draw:image xlink:href="../../odt_eng/images/0172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5">in </text:span></text:span><text:span text:style-name="Основной_20_шрифт_20_абзаца"><text:span text:style-name="T6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3">The unit reads out a new line from a text file at each step of unit calculation.</text:p>
            <text:p text:style-name="P3">The table is set up as a text file wherein the format of each line shall be as follows:</text:p>
            <text:p text:style-name="P3">&lt;function value 1&gt; <text:s/>…. <text:s/>&lt;function value N&gt;</text:p>
            <text:p text:style-name="Text_20_body"><text:span text:style-name="Основной_20_шрифт_20_абзаца"><text:span text:style-name="T3">Example</text:span></text:span><text:span text:style-name="Основной_20_шрифт_20_абзаца"><text:span text:style-name="T1">:</text:span></text:span></text:p>
            <text:p text:style-name="P3"><text:s text:c="4"/>1 <text:s text:c="2"/>2 <text:s/>6 <text:s text:c="2"/>9</text:p>
            <text:p text:style-name="P3"><text:s text:c="4"/>6 <text:s text:c="2"/>3 <text:s text:c="2"/>7 <text:s text:c="2"/>10</text:p>
            <text:p text:style-name="P3"><text:s text:c="4"/>3 <text:s text:c="2"/>5 <text:s text:c="2"/>3 <text:s text:c="2"/>9</text:p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8071702341935844442" text:style-name="L1">
              <text:list-item>
                <text:p text:style-name="P6">Name of file with table – relative path to the table file.</text:p>
              </text:list-item>
              <text:list-item>
                <text:p text:style-name="P6">Number of columns in table – corresponds to the output dimension.</text:p>
              </text:list-item>
              <text:list-item>
                <text:p text:style-name="P5"><text:span text:style-name="Основной_20_шрифт_20_абзаца"><text:span text:style-name="T1">Line read-out cycle – an interval, in which the unit reads out</text:span></text:span><text:span text:style-name="Основной_20_шрифт_20_абзаца"><text:span text:style-name="T4"> a new line.</text:span></text:span></text:p>
              </text:list-item>
            </text:list>
            <text:p text:style-name="P3"/>
          </table:table-cell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читывание строк из файла</dc:title>
    <meta:creation-date>2012-04-18T11:06:00Z</meta:creation-date>
    <dc:date>2012-04-25T10:15:24.77</dc:date>
    <meta:editing-cycles>6</meta:editing-cycles>
    <meta:editing-duration>PT6H59M2S</meta:editing-duration>
    <meta:document-statistic meta:table-count="1" meta:image-count="2" meta:object-count="0" meta:page-count="1" meta:paragraph-count="17" meta:word-count="110" meta:character-count="539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172.odt/Normal.dotm"/>
  </office:meta>
</office:document-meta>
</file>